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1EA33E439ABE2C0DD68.png" manifest:media-type="image/png"/>
  <manifest:file-entry manifest:full-path="Pictures/100000000000028D000001A5617F832BFCE207F1.png" manifest:media-type="image/png"/>
  <manifest:file-entry manifest:full-path="Pictures/10000000000002A9000001C3F1F8D1DDA302C2F6.png" manifest:media-type="image/png"/>
  <manifest:file-entry manifest:full-path="Pictures/10000000000002AD000000D8B99AAA472E383783.png" manifest:media-type="image/png"/>
  <manifest:file-entry manifest:full-path="Pictures/10000000000002E00000024ECA22280F9634BA9D.png" manifest:media-type="image/png"/>
  <manifest:file-entry manifest:full-path="Pictures/100000000000029400000268526F30B42FF92E9D.png" manifest:media-type="image/png"/>
  <manifest:file-entry manifest:full-path="Pictures/100000000000014300000038A4F979763C8ADF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8.123cm" svg:height="5.714cm" svg:x="5.099cm" svg:y="7.726cm">
          <draw:image xlink:href="Pictures/10000000000002AD000000D8B99AAA472E3837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9.472cm" svg:height="15.609cm" svg:x="4.425cm" svg:y="2.778cm">
          <draw:image xlink:href="Pictures/10000000000002E00000024ECA22280F9634BA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462cm" svg:height="16.297cm" svg:x="5.43cm" svg:y="2.434cm">
          <draw:image xlink:href="Pictures/100000000000029400000268526F30B42FF92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Rate of Chemical Erosio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8.545cm" svg:height="1.481cm" svg:x="1.361cm" svg:y="3.556cm">
          <draw:image xlink:href="Pictures/100000000000014300000038A4F979763C8ADFDD.png" xlink:type="simple" xlink:show="embed" xlink:actuate="onLoad">
            <text:p/>
          </draw:image>
        </draw:frame>
        <draw:frame draw:style-name="gr1" draw:text-style-name="P2" draw:layer="layout" svg:width="18.017cm" svg:height="11.932cm" svg:x="5.152cm" svg:y="6.182cm">
          <draw:image xlink:href="Pictures/10000000000002A9000001C3F1F8D1DDA302C2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276cm" svg:height="11.138cm" svg:x="5.523cm" svg:y="6.579cm">
          <draw:image xlink:href="Pictures/100000000000028D000001A5617F832BFCE207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779cm" svg:height="12.964cm" svg:x="5.271cm" svg:y="5.666cm">
          <draw:image xlink:href="Pictures/10000000000002A0000001EA33E439ABE2C0DD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2:53:57.650260401</meta:creation-date>
    <dc:date>2017-10-18T13:00:40.053472904</dc:date>
    <meta:editing-duration>PT6M44S</meta:editing-duration>
    <meta:editing-cycles>2</meta:editing-cycles>
    <meta:generator>LibreOffice/5.1.6.2$Linux_X86_64 LibreOffice_project/10m0$Build-2</meta:generator>
    <meta:document-statistic meta:object-count="52"/>
  </office:meta>
</office:document-meta>
</file>